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SystemUIFont" svg:font-family="AppleSystemU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use-window-font-color="true" style:font-name="AppleSystemUIFont" fo:font-size="10pt" style:font-name-asian="AppleSystemUIFont" style:font-size-asian="10pt" style:font-name-complex="AppleSystemUIFont" style:font-size-complex="10pt"/>
    </style:style>
    <style:style style:name="P3" style:family="paragraph" style:parent-style-name="Standard">
      <style:paragraph-properties style:text-autospace="none"/>
      <style:text-properties style:use-window-font-color="true" style:font-name="AppleSystemUIFont" fo:font-size="10pt" fo:background-color="#ffff00" style:font-name-asian="AppleSystemUIFont" style:font-size-asian="10pt" style:font-name-complex="AppleSystemUIFont" style:font-size-complex="10pt"/>
    </style:style>
    <style:style style:name="P4" style:family="paragraph" style:parent-style-name="Standard">
      <style:paragraph-properties style:text-autospace="none"/>
    </style:style>
    <style:style style:name="T1" style:family="text">
      <style:text-properties style:use-window-font-color="true" style:font-name="AppleSystemUIFont" fo:font-size="13pt" style:font-name-asian="AppleSystemUIFont" style:font-size-asian="13pt" style:font-name-complex="AppleSystemUIFont" style:font-size-complex="13pt"/>
    </style:style>
    <style:style style:name="T2" style:family="text">
      <style:text-properties style:use-window-font-color="true" style:font-name="AppleSystemUIFont" style:font-name-asian="AppleSystemUIFont" style:font-name-complex="AppleSystemUIFont"/>
    </style:style>
    <style:style style:name="T3" style:family="text">
      <style:text-properties style:use-window-font-color="true" style:font-name="AppleSystemUIFont" fo:font-size="10pt" style:font-name-asian="AppleSystemUIFont" style:font-size-asian="10pt" style:font-name-complex="AppleSystemUIFont" style:font-size-complex="10pt"/>
    </style:style>
    <style:style style:name="T4" style:family="text">
      <style:text-properties style:use-window-font-color="true" style:font-name="AppleSystemUIFont" fo:font-size="10pt" fo:background-color="#ffff00" style:font-name-asian="AppleSystemUIFont" style:font-size-asian="10pt" style:font-name-complex="AppleSystemUIFont" style:font-size-complex="10pt"/>
    </style:style>
    <style:style style:name="T5" style:family="text">
      <style:text-properties fo:color="#dca10d" style:font-name="AppleSystemUIFont" fo:font-size="13pt" style:font-name-asian="AppleSystemUIFont" style:font-size-asian="13pt" style:font-name-complex="AppleSystemUIFont" style:font-size-complex="13pt"/>
    </style:style>
    <style:style style:name="T6" style:family="text">
      <style:text-properties fo:color="#dca10d" style:font-name="AppleSystemUIFont" style:font-name-asian="AppleSystemUIFont" style:font-name-complex="AppleSystemUIFont"/>
    </style:style>
    <style:style style:name="T7" style:family="text">
      <style:text-properties fo:color="#dca10d" style:font-name="AppleSystemUIFont" fo:font-size="10pt" style:font-name-asian="AppleSystemUIFont" style:font-size-asian="10pt" style:font-name-complex="AppleSystemUIFont" style:font-size-complex="10pt"/>
    </style:style>
    <style:style style:name="T8" style:family="text">
      <style:text-properties fo:color="#dca10d" style:font-name="AppleSystemUIFont" fo:font-size="10pt" fo:background-color="#ffff00" style:font-name-asian="AppleSystemUIFont" style:font-size-asian="10pt" style:font-name-complex="AppleSystemUIFont" style:font-size-complex="10pt"/>
    </style:style>
    <style:style style:name="T9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link do API: </text:span><text:a xlink:type="simple" xlink:href="https://rickandmortyapi.com/" text:style-name="Internet_20_link" text:visited-style-name="Visited_20_Internet_20_Link"><text:span text:style-name="T8">https://rickandmortyapi.com/</text:span></text:a></text:p>
      <text:p text:style-name="P3"/>
      <text:p text:style-name="P3">Skille wymagane do ukończenia projektu to: </text:p>
      <text:p text:style-name="P3">- create-react-app</text:p>
      <text:p text:style-name="P3">- jsx</text:p>
      <text:p text:style-name="P3">- przekazywanie propsów</text:p>
      <text:p text:style-name="P3">- useState</text:p>
      <text:p text:style-name="P3">- useEffect</text:p>
      <text:p text:style-name="P3">- component composition</text:p>
      <text:p text:style-name="P2"/>
      <text:p text:style-name="P3">1. Stwórz nową aplikacje Reactową,</text:p>
      <text:p text:style-name="P3">2. Aplikacja powinna zawierać takie moduły jak:</text:p>
      <text:p text:style-name="P3"><text:s text:c="3"/>a) Nawigacje - Menu na gorze strony które powinno wygladać na wzór tego co na screenie nr1.</text:p>
      <text:p text:style-name="P3"><text:s text:c="6"/>Po lewej stronie powinno zawierać napis "Logo", który powinien być stanem w pliku App.js </text:p>
      <text:p text:style-name="P3"><text:s text:c="6"/>i przekazany propsem do komponentu nawigacji. Po prawej stronie powinniśmy mieć 4 itemy do</text:p>
      <text:p text:style-name="P3"><text:s text:c="6"/>przełączenia na inne strony: O mnie, Lista postaci, Todo, Kontakt.</text:p>
      <text:p text:style-name="P2"><text:s/><text:span text:style-name="T9"><text:s text:c="2"/>b) Strona 'O mnie' - powinna zawierać komponent wyświetlający zdjecie(obojetne jakie)</text:span></text:p>
      <text:p text:style-name="P3"><text:s text:c="6"/>i imię nazwisko oraz opis Twojej osoby,</text:p>
      <text:p text:style-name="P3"><text:s text:c="3"/>c) Strona 'Lista Postaci' - strona na której wyświetlimy 1 strone list postaci z Rick</text:p>
      <text:p text:style-name="P3"><text:s text:c="6"/>and Morty w formie kart postaci na ktorych bedzie zdjecie postaci i przynajmniej</text:p>
      <text:p text:style-name="P3"><text:s text:c="6"/>dwie cechy danej postaci,</text:p>
      <text:p text:style-name="P2"><text:s text:c="3"/>d) <text:span text:style-name="T9">Strona 'Lista Todo' - na samej górze strony powinien znajdować się input oraz </text:span></text:p>
      <text:p text:style-name="P3"><text:s text:c="6"/>przycisk. Po wpisaniu wartosci do inputa i kliknieciu na przycisk powinnismy</text:p>
      <text:p text:style-name="P3"><text:s text:c="6"/>dodać to co wpisalismy do listy i wyswietlac te wartosc pod przyciskiem i inputem,</text:p>
      <text:p text:style-name="P2"><text:s text:c="6"/><text:span text:style-name="T9">Nalezy tutaj również dodać możliwość usuniecia elementu z listy po kliknieciu na</text:span></text:p>
      <text:p text:style-name="P3"><text:s text:c="6"/>dany element,</text:p>
      <text:p text:style-name="P3"><text:s text:c="3"/>e) Wewnatrz komponentu TODO stwórz jeszcze jeden komponent w którym będzie pojedynczy</text:p>
      <text:p text:style-name="P3"><text:s text:c="6"/>button zmieniający stan napisu "Logo" na "Nowe logo", a</text:p>
      <text:p text:style-name="P3"><text:s text:c="6"/>jesli aktualnie jest napis "Nowe logo" to niech zmienia na napis "Logo".</text:p>
      <text:p text:style-name="P3"><text:s text:c="6"/>(chodzi tutaj o zmianę stanu w rodzicu z komponentu dziecka)</text:p>
      <text:p text:style-name="P2"><text:s text:c="3"/>f<text:span text:style-name="T9">) Strona kontakt powinna wyświetlać formularz z inputem na maila i drugim inputem</text:span></text:p>
      <text:p text:style-name="P3"><text:s text:c="6"/>do tresci oraz przycisk wyslij. Po wpisaniu wartosci w pola inputów zapisujemy</text:p>
      <text:p text:style-name="P3"><text:s text:c="6"/>dane do stanu(stan powinien byc obiektem) i przyciskiem wyslij powinnismy te dane</text:p>
      <text:p text:style-name="P3"><text:s text:c="6"/>wyswietlic pod formularzem,</text:p>
      <text:p text:style-name="P2"><text:s text:c="3"/><text:span text:style-name="T9">g) Do obecnego tekstu "Logo" lub "Nowe logo" powinniśmy móc dodać dodatkowy tekst.</text:span></text:p>
      <text:p text:style-name="P3"><text:s text:c="6"/>Input oraz button potrzebny do tego zróbmy wewnątrz komponentu o mnie :) jako dodatkowy</text:p>
      <text:p text:style-name="P3"><text:s text:c="6"/>blok na dole strony,</text:p>
      <text:p text:style-name="P2"/>
      <text:p text:style-name="P2">Porady:</text:p>
      <text:p text:style-name="P3">1. Zmiana stron ma opierać się na zmianie stanu za pomocą useState,</text:p>
      <text:p text:style-name="P3">2. Do układania elementów używaj flexboxa ale nie skupiamy sie mocno na stylach, a bardziej</text:p>
      <text:p text:style-name="P3">na funkcjonalnosci,</text:p>
      <text:p text:style-name="P3">3. W pliku App.js powinnismy miec tylko komponenty zawierające pełne strony, czyli</text:p>
      <text:p text:style-name="P3">nie wrzucamy tam luznego kodu, komponenty maja byc tam zaimportowane i stworzone w innych</text:p>
      <text:p text:style-name="P3">plikach, (jedynie powinien tam być stan tworzący napis "Logo")</text:p>
      <text:p text:style-name="P2">4. <text:span text:style-name="T9">Komponent O mnie powinnien otrzymywać dane takie jak src do obrazka oraz imie nazwisko</text:span></text:p>
      <text:p text:style-name="P3">i opis za pomoca propsa, a nie był zadeklarowany w komponencie,</text:p>
      <text:p text:style-name="P3"/>
      <text:p text:style-name="P3">Skupcie się na przećwiczeniu budowania struktury komponentu, rozbijajcie to co sie da na</text:p>
      <text:p text:style-name="P3">mniejsze komponenty i umieszczajcie w wiekszych komponentach, korzystajcie z useState oraz</text:p>
      <text:p text:style-name="P3">useEffect o ile jest taka koniecznosc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SystemUIFont" svg:font-family="AppleSystemU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0T18:48:47</meta:creation-date>
    <meta:editing-duration>P2DT3H44M36S</meta:editing-duration>
    <meta:editing-cycles>7</meta:editing-cycles>
    <meta:generator>OpenOffice/4.1.12$Unix OpenOffice.org_project/4112m1$Build-9809</meta:generator>
    <dc:date>2022-07-15T01:35:10</dc:date>
    <meta:document-statistic meta:table-count="0" meta:image-count="0" meta:object-count="0" meta:page-count="1" meta:paragraph-count="47" meta:word-count="429" meta:character-count="2881"/>
  </office:meta>
</office:document-meta>
</file>